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1813" officeooo:paragraph-rsid="00121813"/>
    </style:style>
    <style:style style:name="P2" style:family="paragraph" style:parent-style-name="Standard">
      <style:paragraph-properties fo:text-align="end" style:justify-single-word="false"/>
      <style:text-properties officeooo:rsid="00121813" officeooo:paragraph-rsid="00121813"/>
    </style:style>
    <style:style style:name="P3" style:family="paragraph" style:parent-style-name="Standard">
      <style:paragraph-properties fo:text-align="center" style:justify-single-word="false"/>
      <style:text-properties officeooo:rsid="00121813" officeooo:paragraph-rsid="00121813"/>
    </style:style>
    <style:style style:name="P4" style:family="paragraph" style:parent-style-name="Standard">
      <style:paragraph-properties fo:text-align="start" style:justify-single-word="false"/>
      <style:text-properties officeooo:rsid="00121813" officeooo:paragraph-rsid="00121813"/>
    </style:style>
    <style:style style:name="P5" style:family="paragraph" style:parent-style-name="Standard">
      <style:paragraph-properties fo:line-height="150%" fo:text-align="justify" style:justify-single-word="false"/>
      <style:text-properties officeooo:rsid="00121813" officeooo:paragraph-rsid="00121813"/>
    </style:style>
    <style:style style:name="P6" style:family="paragraph" style:parent-style-name="Standard">
      <style:paragraph-properties fo:text-align="justify" style:justify-single-word="false"/>
      <style:text-properties officeooo:rsid="0012a945" officeooo:paragraph-rsid="0012a945"/>
    </style:style>
    <style:style style:name="P7" style:family="paragraph" style:parent-style-name="Standard">
      <style:paragraph-properties fo:text-align="start" style:justify-single-word="false"/>
      <style:text-properties fo:font-weight="bold" officeooo:rsid="00121813" officeooo:paragraph-rsid="00121813" style:font-weight-asian="bold" style:font-weight-complex="bold"/>
    </style:style>
    <style:style style:name="P8" style:family="paragraph" style:parent-style-name="Standard">
      <style:paragraph-properties fo:text-align="center" style:justify-single-word="false"/>
      <style:text-properties fo:font-size="13pt" fo:font-weight="bold" officeooo:rsid="00121813" officeooo:paragraph-rsid="00121813" style:font-size-asian="13pt" style:font-weight-asian="bold" style:font-size-complex="13pt" style:font-weight-complex="bold"/>
    </style:style>
    <style:style style:name="P9" style:family="paragraph" style:parent-style-name="Standard">
      <style:paragraph-properties fo:text-align="start" style:justify-single-word="false"/>
      <style:text-properties officeooo:rsid="0014a23a" officeooo:paragraph-rsid="0014a23a"/>
    </style:style>
    <style:style style:name="P10" style:family="paragraph" style:parent-style-name="Standard">
      <style:paragraph-properties fo:text-align="start" style:justify-single-word="false"/>
      <style:text-properties officeooo:rsid="001d5599" officeooo:paragraph-rsid="001d5599"/>
    </style:style>
    <style:style style:name="P11" style:family="paragraph" style:parent-style-name="Standard">
      <style:paragraph-properties fo:text-align="center" style:justify-single-word="false"/>
      <style:text-properties fo:font-size="13pt" fo:font-weight="bold" officeooo:rsid="001f674c" officeooo:paragraph-rsid="001f674c" style:font-size-asian="13pt" style:font-weight-asian="bold" style:font-size-complex="13pt" style:font-weight-complex="bold"/>
    </style:style>
    <style:style style:name="P12" style:family="paragraph" style:parent-style-name="Standard">
      <style:paragraph-properties fo:text-align="justify" style:justify-single-word="false"/>
      <style:text-properties officeooo:rsid="00121813" officeooo:paragraph-rsid="001f674c"/>
    </style:style>
    <style:style style:name="P13" style:family="paragraph" style:parent-style-name="Standard">
      <style:paragraph-properties fo:text-align="justify" style:justify-single-word="false"/>
      <style:text-properties officeooo:rsid="001f674c" officeooo:paragraph-rsid="001f674c"/>
    </style:style>
    <style:style style:name="P14" style:family="paragraph" style:parent-style-name="Standard">
      <style:paragraph-properties fo:text-align="justify" style:justify-single-word="false"/>
      <style:text-properties fo:color="#800000" fo:font-weight="bold" officeooo:rsid="00140a7a" officeooo:paragraph-rsid="00140a7a" style:font-weight-asian="bold" style:font-weight-complex="bold"/>
    </style:style>
    <style:style style:name="P15" style:family="paragraph" style:parent-style-name="Standard">
      <style:paragraph-properties fo:text-align="justify" style:justify-single-word="false"/>
      <style:text-properties fo:color="#800000" fo:font-weight="bold" officeooo:rsid="001d5599" officeooo:paragraph-rsid="001d5599" style:font-weight-asian="bold" style:font-weight-complex="bold"/>
    </style:style>
    <style:style style:name="P16" style:family="paragraph" style:parent-style-name="Standard">
      <style:paragraph-properties fo:text-align="start" style:justify-single-word="false"/>
      <style:text-properties fo:color="#800000" fo:font-weight="bold" officeooo:rsid="001d5599" officeooo:paragraph-rsid="001d5599" style:font-weight-asian="bold" style:font-weight-complex="bold"/>
    </style:style>
    <style:style style:name="P17" style:family="paragraph" style:parent-style-name="Standard">
      <style:paragraph-properties fo:text-align="justify" style:justify-single-word="false"/>
      <style:text-properties fo:color="#800000" officeooo:rsid="0013dc0a" officeooo:paragraph-rsid="0013dc0a"/>
    </style:style>
    <style:style style:name="P18" style:family="paragraph" style:parent-style-name="Standard">
      <style:paragraph-properties fo:text-align="justify" style:justify-single-word="false"/>
      <style:text-properties fo:color="#800000" officeooo:rsid="00140a7a" officeooo:paragraph-rsid="00140a7a"/>
    </style:style>
    <style:style style:name="P19" style:family="paragraph" style:parent-style-name="Standard">
      <style:paragraph-properties fo:text-align="justify" style:justify-single-word="false"/>
      <style:text-properties fo:color="#800000" officeooo:rsid="0014a23a" officeooo:paragraph-rsid="0014a23a"/>
    </style:style>
    <style:style style:name="P20" style:family="paragraph" style:parent-style-name="Standard">
      <style:paragraph-properties fo:line-height="150%" fo:text-align="justify" style:justify-single-word="false"/>
      <style:text-properties fo:color="#800000" officeooo:rsid="00168b8c" officeooo:paragraph-rsid="00168b8c"/>
    </style:style>
    <style:style style:name="P21" style:family="paragraph" style:parent-style-name="Standard">
      <style:paragraph-properties fo:text-align="justify" style:justify-single-word="false"/>
      <style:text-properties fo:color="#800000" officeooo:rsid="00168b8c" officeooo:paragraph-rsid="00168b8c"/>
    </style:style>
    <style:style style:name="P22" style:family="paragraph" style:parent-style-name="Standard">
      <style:paragraph-properties fo:line-height="100%" fo:text-align="justify" style:justify-single-word="false"/>
      <style:text-properties fo:color="#800000" officeooo:rsid="00168b8c" officeooo:paragraph-rsid="00168b8c"/>
    </style:style>
    <style:style style:name="P23" style:family="paragraph" style:parent-style-name="Standard">
      <style:paragraph-properties fo:text-align="justify" style:justify-single-word="false"/>
      <style:text-properties fo:color="#800000" officeooo:rsid="00173002" officeooo:paragraph-rsid="00173002"/>
    </style:style>
    <style:style style:name="P24" style:family="paragraph" style:parent-style-name="Standard">
      <style:paragraph-properties fo:line-height="100%" fo:text-align="justify" style:justify-single-word="false"/>
      <style:text-properties fo:color="#800000" officeooo:rsid="001ae3d3" officeooo:paragraph-rsid="00168b8c"/>
    </style:style>
    <style:style style:name="P25" style:family="paragraph" style:parent-style-name="Standard">
      <style:paragraph-properties fo:line-height="100%" fo:text-align="justify" style:justify-single-word="false"/>
      <style:text-properties fo:color="#800000" officeooo:rsid="001ae3d3" officeooo:paragraph-rsid="001ae3d3"/>
    </style:style>
    <style:style style:name="P26" style:family="paragraph" style:parent-style-name="Standard">
      <style:paragraph-properties fo:line-height="100%" fo:text-align="justify" style:justify-single-word="false"/>
      <style:text-properties fo:color="#800000" officeooo:rsid="001ae3d3" officeooo:paragraph-rsid="001b7cd6"/>
    </style:style>
    <style:style style:name="P27" style:family="paragraph" style:parent-style-name="Standard">
      <style:paragraph-properties fo:text-align="justify" style:justify-single-word="false"/>
      <style:text-properties fo:color="#800000" officeooo:rsid="001ae3d3" officeooo:paragraph-rsid="001ae3d3"/>
    </style:style>
    <style:style style:name="P28" style:family="paragraph" style:parent-style-name="Standard">
      <style:paragraph-properties fo:text-align="justify" style:justify-single-word="false"/>
      <style:text-properties fo:color="#800000" officeooo:rsid="001d5599" officeooo:paragraph-rsid="001d5599"/>
    </style:style>
    <style:style style:name="P29" style:family="paragraph" style:parent-style-name="Standard">
      <style:paragraph-properties fo:text-align="justify" style:justify-single-word="false"/>
      <style:text-properties fo:color="#000000" fo:font-weight="bold" officeooo:rsid="0012a945" officeooo:paragraph-rsid="0012a945" style:font-weight-asian="bold" style:font-weight-complex="bold"/>
    </style:style>
    <style:style style:name="P30" style:family="paragraph" style:parent-style-name="Standard">
      <style:paragraph-properties fo:text-align="justify" style:justify-single-word="false"/>
      <style:text-properties fo:color="#000000" fo:font-weight="bold" officeooo:rsid="0013dc0a" officeooo:paragraph-rsid="0013dc0a" style:font-weight-asian="bold" style:font-weight-complex="bold"/>
    </style:style>
    <style:style style:name="P31" style:family="paragraph" style:parent-style-name="Standard">
      <style:paragraph-properties fo:text-align="justify" style:justify-single-word="false"/>
      <style:text-properties fo:color="#000000" officeooo:rsid="0012a945" officeooo:paragraph-rsid="0012a945"/>
    </style:style>
    <style:style style:name="P32" style:family="paragraph" style:parent-style-name="Standard">
      <style:paragraph-properties fo:text-align="justify" style:justify-single-word="false"/>
      <style:text-properties fo:color="#000000" officeooo:rsid="0013dc0a" officeooo:paragraph-rsid="0013dc0a"/>
    </style:style>
    <style:style style:name="P33" style:family="paragraph" style:parent-style-name="Standard">
      <style:paragraph-properties fo:text-align="justify" style:justify-single-word="false"/>
      <style:text-properties fo:color="#000000" officeooo:rsid="001fc9e7" officeooo:paragraph-rsid="001fc9e7"/>
    </style:style>
    <style:style style:name="T1" style:family="text">
      <style:text-properties officeooo:rsid="00140a7a"/>
    </style:style>
    <style:style style:name="T2" style:family="text">
      <style:text-properties officeooo:rsid="0014a23a"/>
    </style:style>
    <style:style style:name="T3" style:family="text">
      <style:text-properties officeooo:rsid="00168b8c"/>
    </style:style>
    <style:style style:name="T4" style:family="text">
      <style:text-properties officeooo:rsid="00173002"/>
    </style:style>
    <style:style style:name="T5" style:family="text">
      <style:text-properties officeooo:rsid="00185ffa"/>
    </style:style>
    <style:style style:name="T6" style:family="text">
      <style:text-properties officeooo:rsid="00198ab0"/>
    </style:style>
    <style:style style:name="T7" style:family="text">
      <style:text-properties officeooo:rsid="001b7cd6"/>
    </style:style>
    <style:style style:name="T8" style:family="text">
      <style:text-properties officeooo:rsid="001d5599"/>
    </style:style>
    <style:style style:name="T9" style:family="text">
      <style:text-properties officeooo:rsid="001f674c"/>
    </style:style>
    <style:style style:name="T10" style:family="text">
      <style:text-properties officeooo:rsid="001fc9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ksandra Ojdana, 198842<text:tab/><text:tab/><text:tab/><text:tab/><text:tab/><text:tab/><text:tab/>Wrocław, 07.04.2019</text:p>
      <text:p text:style-name="P1">PT-N-17</text:p>
      <text:p text:style-name="P2">Prowadzący: dr Piotr Patronik</text:p>
      <text:p text:style-name="P2"/>
      <text:p text:style-name="P8">Laboratorium Organizacja i Architektura Komputerów</text:p>
      <text:p text:style-name="P11">Rejestry i instrukcje zmiennoprzecinkowe</text:p>
      <text:p text:style-name="P3"/>
      <text:p text:style-name="P4"/>
      <text:p text:style-name="P7">1.<text:tab/>Treść ćwiczenia</text:p>
      <text:p text:style-name="P7"/>
      <text:p text:style-name="P7">1.1<text:tab/>Zakres i program ćwiczenia</text:p>
      <text:p text:style-name="P4"/>
      <text:p text:style-name="P5"><text:tab/>Celem ćwiczenia była realizacja następujących <text:span text:style-name="T9">zadań</text:span>:</text:p>
      <text:p text:style-name="P12"><text:span text:style-name="T9">1. Napisanie programu w języku asembler obliczającego wartość całki funkcji sin(x) oraz log(x). Program dodatkowo powinien spełniać następujące założenia:</text:span></text:p>
      <text:p text:style-name="P12"><text:tab/>- <text:s text:c="2"/><text:span text:style-name="T9">granice całki są pobierane ze standardowego wejścia</text:span></text:p>
      <text:p text:style-name="P12"><text:tab/>- <text:s text:c="2"/><text:span text:style-name="T9">wynik wypisywany jest na standardowe wyjście</text:span></text:p>
      <text:p text:style-name="P12"><text:tab/>- <text:s text:c="2"/><text:span text:style-name="T9">program wykorzystuje jednostki zmiennoprzecinkowe: rozkazy i rejestry.</text:span></text:p>
      <text:p text:style-name="P12"><text:span text:style-name="T9">2.</text:span> <text:s/><text:span text:style-name="T9">Użycie funkcji printf i scanf z poziomu kodu w asemblerze.</text:span></text:p>
      <text:p text:style-name="P13">3. Zdefiniować funkcje my_sin wykorzystująca rozkaz fsin i udostępnić ja na poziomie interfejsu języka C. Zadanie to wymagało również opisania ramki stosu oraz takich zagadnien jak: parametry, zmienne lokalne i redzone. Należało również zdefiniować funkcję rejestrów parametrów i wyniku.</text:p>
      <text:p text:style-name="P13">4. Napisać program drukujący bieżący ślad stosu (stack trace).</text:p>
      <text:p text:style-name="P13">5. Zmierzyć czas wykonywania fragmentu kodu z wykorzystaniem rozkazu rdtsc</text:p>
      <text:p text:style-name="P6"/>
      <text:p text:style-name="P29">1.2 Zadania zrealizowane podczas ćwiczeń</text:p>
      <text:p text:style-name="P31"/>
      <text:p text:style-name="P31"><text:tab/>- program <text:span text:style-name="T10">obliczający wartość całki funkcji sin(x) i log(x), spełniający dodatkowe założenia</text:span></text:p>
      <text:p text:style-name="P31"><text:tab/>- <text:span text:style-name="T10">w pierwszym wykonanym programie wykorzystano funkcję printf i scanf </text:span></text:p>
      <text:p text:style-name="P31"><text:tab/>- <text:span text:style-name="T10">zdefiniowano funkcję my_sin wykorzystującą rozkaz fsin</text:span></text:p>
      <text:p text:style-name="P31"><text:tab/>- <text:span text:style-name="T10">zapoznano się z architekturą zmiennoprzecinkową oraz metodami udostępniania funkcji z <text:tab/>języka asembler na poziomie interfejsu języka C</text:span></text:p>
      <text:p text:style-name="P31"/>
      <text:p text:style-name="P30">1.3 Zadania zrealizowane poza ćwiczeniami</text:p>
      <text:p text:style-name="P32"/>
      <text:p text:style-name="P33"><text:tab/>Poza ćwiczeniami dokończono zadanie nr 3 opisane w punkcie 1.1 rozpoczęte podczas ćwiczeń. Zrealizowano również zadania nr 4 i 5 opisane w pkt. 1.1.</text:p>
      <text:p text:style-name="P17"/>
      <text:p text:style-name="P14">2 Przebieg ćwiczenia</text:p>
      <text:p text:style-name="P14"/>
      <text:p text:style-name="P14">2.1 <text:span text:style-name="T2">Zagadnienia teoretyczne</text:span></text:p>
      <text:p text:style-name="P18"/>
      <text:p text:style-name="P19">Przed przystąpieniem do realizacji programów zapoznano się z <text:span text:style-name="T3">teoretycznymi zagadnieniami opisanymi w punkcie 1.1.</text:span></text:p>
      <text:p text:style-name="P19"/>
      <text:p text:style-name="P20"><text:span text:style-name="T4">1. </text:span>Zawartość stosu w momencie uruchomienia funkcji _start.</text:p>
      <text:p text:style-name="P23"><text:tab/>W momencie uruchomienia funkcji _start na stosie znajdują się kolejno: ścieżka wykonywanego programu, parametry przekazane do programu, zmienne środowiskowe. Zawartość stosu sprawdzono empirycznie. </text:p>
      <text:p text:style-name="P23"/>
      <text:p text:style-name="P20"><text:span text:style-name="T4">2. </text:span>Wczytywanie cyfr ze standardowego wejścia i wyświetlanie ich na standardowe wyjście.</text:p>
      <text:p text:style-name="P23"><text:soft-page-break/><text:tab/>Liczby wczytane ze standardowego wejścia do bufora, wczytywane są jako znaki <text:span text:style-name="T6">ASCII</text:span> zapisane w systemie szesnastkowym. Przykładowo podając cyfrę ‘8’, której kod <text:span text:style-name="T6">ASCII</text:span> jest <text:span text:style-name="T5">równy 56 w systemie dziesiętnym, do bufora zostanie zapisana jego wartość w systemie szesnastkowym czyli 0x38. Zapis jednej cyfry odbywa się na jednym bajcie, zapisując do bufora liczbę np. 5678, pod kontrolą gdb można sprawdzić zawartość tego bufora np. poleceniem x/8bx adres_bufora → adres_bufora: 0x35 0x36 0x37 0x38 0x00 0x00 0x00 0x00. Chcą wykonać operację arytmetyczne na wczytywanych liczbach z konsoli, należy je najpierw przekształcić na jej odpowiednik w systemie szesnastkowym, w tym przypadku byłaby to wartość 0x162E. Dopiero na takiej liczbie można wykonać operację arytmetyczną. Następnie wynik takiej operacji przed wyświetleniem na ekranie należy przekształcić na reprezentację w kodzie ASCII. </text:span></text:p>
      <text:p text:style-name="P23"/>
      <text:p text:style-name="P20"><text:span text:style-name="T6">3. </text:span>Przekazywanie parametrów do funkcji bibliotecznych</text:p>
      <text:p text:style-name="P21"><text:tab/><text:span text:style-name="T6">Przekazywanie parametrów do funkcji bibliotecznych odbywa się w odwróconej kolejności tzn. ostatni parametr funkcji przekazuję się jako pierwszy poprzez wrzucenie jego wartości na stos poleceniem pop, pierwszy parametr funkcji przekazuje się jako ostatni. Przekazywanie parametrów do funkcji odbywa się poprzez umieszczanie ich na stosie, bezpośrednio przed wywołaniem funkcji. </text:span></text:p>
      <text:p text:style-name="P21"/>
      <text:p text:style-name="P21"><text:span text:style-name="T6">4. </text:span>Prezentacja ramki stosu dla wywołania funkcji bibliotecznej </text:p>
      <text:p text:style-name="P21"/>
      <text:p text:style-name="P20"><text:span text:style-name="T6">5. </text:span>Obowiązujące komendy debuggera</text:p>
      <text:p text:style-name="P22"><text:tab/><text:span text:style-name="T8">Opisy komend oraz sposób ich wykorzystania sprawdzano poleceniem help w debugerze.</text:span></text:p>
      <text:p text:style-name="P22"/>
      <text:p text:style-name="P24"><text:tab/>disasseble - wykonuje zrzut pamięci wczytanego programu w danym miejscu, po komendzie <text:tab/><text:tab/>podaje się nazwę funkcji lub adres w pamięci</text:p>
      <text:p text:style-name="P24"><text:tab/>flaga /r do disassemble - dodanie surowych instrukcji w systemie szesnastkowym</text:p>
      <text:p text:style-name="P24"><text:tab/>breakpoint - ustawienie w programie breakpointa, po poleceniu należy podać numer linii lub <text:tab/><text:tab/>nazwę funkcji</text:p>
      <text:p text:style-name="P24"><text:tab/>delete - usuwa wcześniej ustawione breakpointy</text:p>
      <text:p text:style-name="P24"><text:tab/>watch - ustawienie breakpointa na zmiennej, za każdym razem, gdy wartość zmiennej <text:tab/><text:tab/><text:tab/>zostanie zmieniona program się zatrzyma i wyświetli wartość zmiennej</text:p>
      <text:p text:style-name="P24"><text:tab/>condition – ustawia dla wskazanego breakpointa warunek, który musi zostać spełniony, gdy <text:tab/><text:tab/>program dojdzie do wskazanego breakpointa</text:p>
      <text:p text:style-name="P24"><text:tab/>step - po zatrzymaniu programu, funkcja step uruchamia następny krok programu, jeżeli jest <text:tab/><text:tab/>to funkcja to nie wchodzi do środka funkcji</text:p>
      <text:p text:style-name="P24"><text:tab/>stepi - <text:s/>tak samo jak step, z tym, że w przypadku trafienie na funkcję, wchodzi do niej</text:p>
      <text:p text:style-name="P24"><text:tab/>next – przejście programu do następnej linii, nie wchodzi do funkcji</text:p>
      <text:p text:style-name="P24"><text:tab/>nexti – przejście programu do następnej linii, wchodzi do funkcji</text:p>
      <text:p text:style-name="P24"><text:tab/>continue – kontynuuje debugowanie do następnego breakpointa, przerwania lub końca</text:p>
      <text:p text:style-name="P24"><text:tab/>finish – kończy debugowanie funkcji, w której się znajduje</text:p>
      <text:p text:style-name="P24"><text:tab/>info registers – wyświetla zawartość rejestrów</text:p>
      <text:p text:style-name="P24"><text:tab/>info all-registers – wyświetla zawartość rejestrów oraz flag</text:p>
      <text:p text:style-name="P24"><text:tab/>print – wyświetla zawartość pod wskazanym adresem</text:p>
      <text:p text:style-name="P24"><text:tab/>display – wyświetla zawartość pod wskazanym adresem, za każdym razem jak program się <text:tab/><text:tab/>zatrzyma</text:p>
      <text:p text:style-name="P25"><text:tab/>x/Nbx adres – <text:span text:style-name="T7">wyświetla zawartość danego adresu w formacie szesnastkowym, N <text:tab/><text:tab/><text:tab/>odpowiada liczbie wyświetlonych bajtów</text:span></text:p>
      <text:p text:style-name="P26"><text:tab/>x/Nwf - <text:span text:style-name="T7">wyświetla zawartość danego adresu w formacie float, N odpowiada liczbie słów <text:tab/><text:tab/>maszynowych</text:span></text:p>
      <text:p text:style-name="P26"><text:tab/>x/Ni - <text:span text:style-name="T7">wyświetla zawartość danego adresu w formie instrukcji</text:span></text:p>
      <text:p text:style-name="P25"><text:tab/>dump – <text:span text:style-name="T7">wykonuje zrzut pamięci i zapisuje jej zawartość od wskazanego pliku</text:span></text:p>
      <text:p text:style-name="P27"/>
      <text:p text:style-name="P21"><text:soft-page-break/></text:p>
      <text:p text:style-name="P15">2.2 Uruchomienie programu</text:p>
      <text:p text:style-name="P28"/>
      <text:p text:style-name="P28"><text:tab/>Procedura uruchamiania programu odbyła się na takiej samej zasadzie jak podczas wykonywania ćwiczeń na poprzednich zajęciach, z wykorzystaniem pliku Makefile. Ta część ćwiczeń została opisana w sprawozdaniu do laboratorium „Podstawy uruchomienia programów asemblerowych na platformie Linux/x86”.</text:p>
      <text:p text:style-name="P28"/>
      <text:p text:style-name="P16">2.3 Konstrukcja pliku źródłowego</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1:19:06.647179628</meta:creation-date>
    <dc:date>2019-05-09T20:51:45.833975275</dc:date>
    <meta:editing-duration>PT5H32M7S</meta:editing-duration>
    <meta:editing-cycles>5</meta:editing-cycles>
    <meta:generator>LibreOffice/4.2.8.2$Linux_X86_64 LibreOffice_project/420m0$Build-2</meta:generator>
    <meta:document-statistic meta:table-count="0" meta:image-count="0" meta:object-count="0" meta:page-count="3" meta:paragraph-count="58" meta:word-count="775" meta:character-count="5799" meta:non-whitespace-character-count="4999"/>
  </office:meta>
</office:document-meta>
</file>